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ff0000" draw:marker-start="Arrow" draw:marker-start-width="0.3cm" draw:marker-end="Circle" draw:marker-end-width="0.3cm" draw:textarea-vertical-align="middle"/>
    </style:style>
    <style:style style:name="gr6" style:family="graphic" style:parent-style-name="standard">
      <style:graphic-properties svg:stroke-color="#0000ff" draw:marker-start="Arrow" draw:marker-start-width="0.3cm" draw:marker-end="Circle" draw:marker-end-width="0.3cm" draw:textarea-vertical-align="middle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gr8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_20_concave" draw:fill="none" draw:textarea-vertical-align="middle"/>
    </style:style>
    <style:style style:name="gr10" style:family="graphic" style:parent-style-name="objectwithoutfill">
      <style:graphic-properties draw:stroke="dash" draw:stroke-dash="Fine_20_Dashed_20__28_var_29_" svg:stroke-color="#ff0000" draw:fill="none" draw:textarea-vertical-align="middle"/>
    </style:style>
    <style:style style:name="gr11" style:family="graphic" style:parent-style-name="objectwithoutfill">
      <style:graphic-properties draw:marker-end="Line_20_Arrow" draw:marker-end-width="0.3cm" draw:fill="none" draw:textarea-vertical-align="middle"/>
    </style:style>
    <style:style style:name="gr12" style:family="graphic" style:parent-style-name="objectwithoutfill">
      <style:graphic-properties svg:stroke-color="#ff0000" draw:marker-start="Short_20_line_20_Arrow" draw:marker-end="Short_20_line_20_Arrow" draw:marker-end-width="0.2cm" draw:fill="none" draw:textarea-vertical-align="middle"/>
    </style:style>
    <style:style style:name="gr13" style:family="graphic" style:parent-style-name="objectwithoutfill">
      <style:graphic-properties svg:stroke-color="#ff0000" draw:marker-start="Circle" draw:marker-end="Arrow" draw:marker-end-width="0.3cm" draw:fill="none" draw:textarea-vertical-align="middle"/>
    </style:style>
    <style:style style:name="co1" style:family="table-column">
      <style:table-column-properties style:column-width="5.799cm" style:use-optimal-column-width="false"/>
    </style:style>
    <style:style style:name="co2" style:family="table-column">
      <style:table-column-properties style:column-width="4.699cm" style:use-optimal-column-width="false"/>
    </style:style>
    <style:style style:name="co3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6cm"/>
    </style:style>
    <style:style style:name="ce1" style:family="table-cell">
      <style:graphic-properties draw:fill="solid" draw:fill-color="#cfe7f5" style:repeat="repeat"/>
    </style:style>
    <style:style style:name="ce2" style:family="table-cell">
      <style:graphic-properties draw:fill="solid" draw:fill-color="#cfe7f5" style:repeat="repeat"/>
      <style:paragraph-properties fo:text-align="center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ce4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family="'Liberation Sans'" style:font-style-name="Regular" style:font-family-generic="swiss" fo:font-size="10.5pt" style:font-family-asian="'Liberation Sans'" style:font-style-name-asian="Regular" style:font-family-generic-asian="swiss" style:font-size-asian="10.5pt" style:font-family-complex="'Liberation Sans'" style:font-style-name-complex="Regular" style:font-family-generic-complex="swiss" style:font-size-complex="10.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'Liberation Sans'" style:font-style-name="Regular" style:font-family-generic="swiss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7cm" svg:x="3cm" svg:y="5cm">
          <text:p text:style-name="P1">Teensy3.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7.5cm" svg:x="13cm" svg:y="5cm">
          <text:p text:style-name="P1">OSI 502</text:p>
          <text:p text:style-name="P1">(6502)</text:p>
          <text:p text:style-name="P1">CPU</text:p>
          <text:p text:style-name="P1">CARD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cm" svg:y1="6.5cm" svg:x2="8cm" svg:y2="6.5cm">
          <text:p/>
        </draw:line>
        <draw:frame draw:style-name="gr3" draw:text-style-name="P2" draw:layer="layout" svg:width="0.908cm" svg:height="0.662cm" svg:x="13cm" svg:y="6cm">
          <draw:text-box>
            <text:p><text:span text:style-name="T1">39</text:span></text:p>
          </draw:text-box>
        </draw:frame>
        <draw:frame draw:style-name="gr3" draw:text-style-name="P2" draw:layer="layout" svg:width="0.705cm" svg:height="0.662cm" svg:x="7.092cm" svg:y="6cm">
          <draw:text-box>
            <text:p><text:span text:style-name="T1">4</text:span></text:p>
          </draw:text-box>
        </draw:frame>
        <draw:frame draw:style-name="gr3" draw:text-style-name="P2" draw:layer="layout" svg:width="0.705cm" svg:height="0.662cm" svg:x="7.093cm" svg:y="7.6cm">
          <draw:text-box>
            <text:p><text:span text:style-name="T1">2</text:span></text:p>
          </draw:text-box>
        </draw:frame>
        <draw:frame draw:style-name="gr3" draw:text-style-name="P2" draw:layer="layout" svg:width="1.323cm" svg:height="0.662cm" svg:x="6.677cm" svg:y="5.338cm">
          <draw:text-box>
            <text:p><text:span text:style-name="T1">GND</text:span></text:p>
          </draw:text-box>
        </draw:frame>
        <draw:line draw:style-name="gr2" draw:text-style-name="P1" draw:layer="layout" svg:x1="13cm" svg:y1="8.05cm" svg:x2="8cm" svg:y2="8.05cm">
          <text:p/>
        </draw:line>
        <draw:frame draw:style-name="gr3" draw:text-style-name="P2" draw:layer="layout" svg:width="0.908cm" svg:height="0.662cm" svg:x="13cm" svg:y="7.7cm">
          <draw:text-box>
            <text:p><text:span text:style-name="T1">34</text:span></text:p>
          </draw:text-box>
        </draw:frame>
        <draw:line draw:style-name="gr4" draw:text-style-name="P1" draw:layer="layout" svg:x1="8cm" svg:y1="5.5cm" svg:x2="13cm" svg:y2="5.5cm">
          <text:p/>
        </draw:line>
        <draw:frame draw:style-name="gr3" draw:text-style-name="P2" draw:layer="layout" svg:width="2.263cm" svg:height="0.662cm" svg:x="9cm" svg:y="6cm">
          <draw:text-box>
            <text:p><text:span text:style-name="T1">Clock (</text:span><text:span text:style-name="T2">Ø</text:span><text:span text:style-name="T1">2)</text:span></text:p>
          </draw:text-box>
        </draw:frame>
        <draw:frame draw:style-name="gr3" draw:text-style-name="P2" draw:layer="layout" svg:width="2.449cm" svg:height="0.662cm" svg:x="9.2cm" svg:y="7.5cm">
          <draw:text-box>
            <text:p><text:span text:style-name="T1">Read/Write)</text:span></text:p>
          </draw:text-box>
        </draw:frame>
        <draw:frame draw:style-name="gr3" draw:text-style-name="P2" draw:layer="layout" svg:width="0.705cm" svg:height="0.662cm" svg:x="7.094cm" svg:y="8.3cm">
          <draw:text-box>
            <text:p><text:span text:style-name="T1">6</text:span></text:p>
          </draw:text-box>
        </draw:frame>
        <draw:line draw:style-name="gr2" draw:text-style-name="P1" draw:layer="layout" svg:x1="13.001cm" svg:y1="8.75cm" svg:x2="8.001cm" svg:y2="8.75cm">
          <text:p/>
        </draw:line>
        <draw:frame draw:style-name="gr3" draw:text-style-name="P2" draw:layer="layout" svg:width="0.908cm" svg:height="0.662cm" svg:x="13.001cm" svg:y="8.4cm">
          <draw:text-box>
            <text:p><text:span text:style-name="T1">33</text:span></text:p>
          </draw:text-box>
        </draw:frame>
        <draw:frame draw:style-name="gr3" draw:text-style-name="P2" draw:layer="layout" svg:width="2.094cm" svg:height="0.662cm" svg:x="9.201cm" svg:y="8.2cm">
          <draw:text-box>
            <text:p><text:span text:style-name="T1">Data (D0)</text:span></text:p>
          </draw:text-box>
        </draw:frame>
        <draw:frame draw:style-name="gr3" draw:text-style-name="P2" draw:layer="layout" svg:width="0.705cm" svg:height="0.662cm" svg:x="7.095cm" svg:y="9cm">
          <draw:text-box>
            <text:p><text:span text:style-name="T1">8</text:span></text:p>
          </draw:text-box>
        </draw:frame>
        <draw:line draw:style-name="gr2" draw:text-style-name="P1" draw:layer="layout" svg:x1="13cm" svg:y1="9.5cm" svg:x2="8cm" svg:y2="9.5cm">
          <text:p/>
        </draw:line>
        <draw:frame draw:style-name="gr3" draw:text-style-name="P2" draw:layer="layout" svg:width="0.908cm" svg:height="0.662cm" svg:x="13.002cm" svg:y="9.1cm">
          <draw:text-box>
            <text:p><text:span text:style-name="T1">32</text:span></text:p>
          </draw:text-box>
        </draw:frame>
        <draw:frame draw:style-name="gr3" draw:text-style-name="P2" draw:layer="layout" svg:width="2.094cm" svg:height="0.662cm" svg:x="9.202cm" svg:y="8.9cm">
          <draw:text-box>
            <text:p><text:span text:style-name="T1">Data (D1)</text:span></text:p>
          </draw:text-box>
        </draw:frame>
        <draw:custom-shape draw:style-name="gr1" draw:text-style-name="P3" draw:layer="layout" svg:width="6cm" svg:height="2.5cm" svg:x="8cm" svg:y="14.5cm">
          <text:p text:style-name="P1"><text:span text:style-name="T3">Saleae</text:span></text:p>
          <text:p text:style-name="P1"><text:span text:style-name="T3">Logical Analys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5cm" svg:y1="14.5cm" svg:x2="12.437cm" svg:y2="6.336cm">
          <text:p/>
        </draw:line>
        <draw:line draw:style-name="gr6" draw:text-style-name="P1" draw:layer="layout" svg:x1="11.9cm" svg:y1="14.5cm" svg:x2="11.9cm" svg:y2="7.897cm">
          <text:p/>
        </draw:line>
        <draw:line draw:style-name="gr7" draw:text-style-name="P1" draw:layer="layout" svg:x1="8cm" svg:y1="11cm" svg:x2="9cm" svg:y2="11cm">
          <text:p/>
        </draw:line>
        <draw:line draw:style-name="gr8" draw:text-style-name="P1" draw:layer="layout" svg:x1="9cm" svg:y1="11cm" svg:x2="9cm" svg:y2="14.5cm">
          <text:p/>
        </draw:line>
        <draw:line draw:style-name="gr6" draw:text-style-name="P1" draw:layer="layout" svg:x1="11.55cm" svg:y1="14.5cm" svg:x2="11.6cm" svg:y2="8.569cm">
          <text:p/>
        </draw:line>
        <draw:line draw:style-name="gr6" draw:text-style-name="P1" draw:layer="layout" svg:x1="11.2cm" svg:y1="14.5cm" svg:x2="11.187cm" svg:y2="9.41cm">
          <text:p/>
        </draw:line>
        <draw:frame draw:style-name="gr3" draw:text-style-name="P4" draw:layer="layout" svg:width="1.018cm" svg:height="0.607cm" svg:x="12cm" svg:y="14.393cm">
          <draw:text-box>
            <text:p><text:span text:style-name="T4">ch0</text:span></text:p>
          </draw:text-box>
        </draw:frame>
        <draw:frame draw:style-name="gr3" draw:text-style-name="P4" draw:layer="layout" svg:width="1.018cm" svg:height="0.607cm" svg:x="8.5cm" svg:y="14.393cm">
          <draw:text-box>
            <text:p><text:span text:style-name="T4">ch1</text:span></text:p>
          </draw:text-box>
        </draw:frame>
        <draw:frame draw:style-name="gr3" draw:text-style-name="P2" draw:layer="layout" svg:width="0.705cm" svg:height="0.662cm" svg:x="7.096cm" svg:y="10.6cm">
          <draw:text-box>
            <text:p><text:span text:style-name="T1">3</text:span></text:p>
          </draw:text-box>
        </draw:frame>
        <draw:frame draw:style-name="gr3" draw:text-style-name="P5" draw:layer="layout" svg:width="2.233cm" svg:height="0.569cm" svg:x="5.267cm" svg:y="6cm">
          <draw:text-box>
            <text:p><text:span text:style-name="T5">(Interrupt Pin)</text:span></text:p>
          </draw:text-box>
        </draw:frame>
        <draw:frame draw:style-name="gr3" draw:text-style-name="P6" draw:layer="layout" svg:width="1.556cm" svg:height="1.433cm" svg:x="8.872cm" svg:y="10.961cm">
          <draw:text-box>
            <text:p><text:span text:style-name="T6">ISR</text:span></text:p>
            <text:p><text:span text:style-name="T6">Output</text:span></text:p>
            <text:p><text:span text:style-name="T6">Pulse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5cm" svg:height="7cm" svg:x="2.999cm" svg:y="4.999cm">
          <text:p text:style-name="P1">Teensy3.1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908cm" svg:height="0.662cm" svg:x="7.092cm" svg:y="7.599cm">
          <draw:text-box>
            <text:p><text:span text:style-name="T1">10</text:span></text:p>
          </draw:text-box>
        </draw:frame>
        <draw:frame draw:style-name="gr3" draw:text-style-name="P2" draw:layer="layout" svg:width="0.908cm" svg:height="0.662cm" svg:x="7.094cm" svg:y="8.999cm">
          <draw:text-box>
            <text:p><text:span text:style-name="T1">11</text:span></text:p>
          </draw:text-box>
        </draw:frame>
        <draw:custom-shape draw:style-name="gr1" draw:text-style-name="P3" draw:layer="layout" svg:width="6cm" svg:height="2.5cm" svg:x="7.999cm" svg:y="14.499cm">
          <text:p text:style-name="P1"><text:span text:style-name="T3">Saleae</text:span></text:p>
          <text:p text:style-name="P1"><text:span text:style-name="T3">Logical Analyse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999cm" svg:y1="10.999cm" svg:x2="8.999cm" svg:y2="10.999cm">
          <text:p/>
        </draw:line>
        <draw:line draw:style-name="gr8" draw:text-style-name="P1" draw:layer="layout" svg:x1="8.999cm" svg:y1="10.999cm" svg:x2="8.999cm" svg:y2="14.499cm">
          <text:p/>
        </draw:line>
        <draw:frame draw:style-name="gr3" draw:text-style-name="P4" draw:layer="layout" svg:width="1.018cm" svg:height="0.607cm" svg:x="11.999cm" svg:y="14.392cm">
          <draw:text-box>
            <text:p><text:span text:style-name="T4">ch0</text:span></text:p>
          </draw:text-box>
        </draw:frame>
        <draw:frame draw:style-name="gr3" draw:text-style-name="P4" draw:layer="layout" svg:width="1.018cm" svg:height="0.607cm" svg:x="8.499cm" svg:y="14.392cm">
          <draw:text-box>
            <text:p><text:span text:style-name="T4">ch1</text:span></text:p>
          </draw:text-box>
        </draw:frame>
        <draw:frame draw:style-name="gr3" draw:text-style-name="P2" draw:layer="layout" svg:width="0.908cm" svg:height="0.662cm" svg:x="7.095cm" svg:y="10.599cm">
          <draw:text-box>
            <text:p><text:span text:style-name="T1">12</text:span></text:p>
          </draw:text-box>
        </draw:frame>
        <draw:g>
          <draw:line draw:style-name="gr4" draw:text-style-name="P1" draw:layer="layout" svg:x1="9.501cm" svg:y1="8.188cm" svg:x2="9.751cm" svg:y2="8.376cm">
            <text:p/>
          </draw:line>
          <draw:line draw:style-name="gr4" draw:text-style-name="P1" draw:layer="layout" svg:x1="9.751cm" svg:y1="8.375cm" svg:x2="9.501cm" svg:y2="8.563cm">
            <text:p/>
          </draw:line>
          <draw:line draw:style-name="gr4" draw:text-style-name="P1" draw:layer="layout" svg:x1="9.5cm" svg:y1="8.563cm" svg:x2="9.75cm" svg:y2="8.751cm">
            <text:p/>
          </draw:line>
          <draw:line draw:style-name="gr4" draw:text-style-name="P1" draw:layer="layout" svg:x1="9.501cm" svg:y1="8.937cm" svg:x2="9.751cm" svg:y2="9.125cm">
            <text:p/>
          </draw:line>
          <draw:line draw:style-name="gr4" draw:text-style-name="P1" draw:layer="layout" svg:x1="9.751cm" svg:y1="9.125cm" svg:x2="9.501cm" svg:y2="9.313cm">
            <text:p/>
          </draw:line>
          <draw:line draw:style-name="gr4" draw:text-style-name="P1" draw:layer="layout" svg:x1="9.75cm" svg:y1="8.75cm" svg:x2="9.5cm" svg:y2="8.938cm">
            <text:p/>
          </draw:line>
          <draw:line draw:style-name="gr4" draw:text-style-name="P1" draw:layer="layout" svg:x1="9.501cm" svg:y1="8cm" svg:x2="9.501cm" svg:y2="8.188cm">
            <text:p/>
          </draw:line>
          <draw:line draw:style-name="gr4" draw:text-style-name="P1" draw:layer="layout" svg:x1="9.501cm" svg:y1="9.312cm" svg:x2="9.501cm" svg:y2="9.5cm">
            <text:p/>
          </draw:line>
        </draw:g>
        <draw:line draw:style-name="gr9" draw:text-style-name="P1" draw:layer="layout" svg:x1="13.75cm" svg:y1="8cm" svg:x2="8cm" svg:y2="8cm">
          <text:p/>
        </draw:line>
        <draw:line draw:style-name="gr9" draw:text-style-name="P1" draw:layer="layout" svg:x1="8cm" svg:y1="9.5cm" svg:x2="9.5cm" svg:y2="9.5cm">
          <text:p/>
        </draw:line>
        <draw:frame draw:style-name="gr3" draw:text-style-name="P6" draw:layer="layout" svg:width="1.348cm" svg:height="0.645cm" svg:x="9.5cm" svg:y="8.5cm">
          <draw:text-box>
            <text:p><text:span text:style-name="T6">330</text:span><text:span text:style-name="T7">Ω</text:span></text:p>
          </draw:text-box>
        </draw:frame>
        <draw:line draw:style-name="gr5" draw:text-style-name="P1" draw:layer="layout" svg:x1="12.25cm" svg:y1="14.5cm" svg:x2="12.212cm" svg:y2="7.831cm">
          <text:p/>
        </draw:line>
        <draw:frame draw:style-name="gr3" draw:text-style-name="P6" draw:layer="layout" svg:width="1.81cm" svg:height="1.039cm" svg:x="14cm" svg:y="7.75cm">
          <draw:text-box>
            <text:p><text:span text:style-name="T6">Interrupt</text:span></text:p>
            <text:p><text:span text:style-name="T6">Trigger</text:span></text:p>
          </draw:text-box>
        </draw:frame>
        <draw:frame draw:style-name="gr3" draw:text-style-name="P6" draw:layer="layout" svg:width="2.06cm" svg:height="0.645cm" svg:x="8.94cm" svg:y="12.25cm">
          <draw:text-box>
            <text:p><text:span text:style-name="T6">ISR Pulse</text:span></text:p>
          </draw:text-box>
        </draw:frame>
        <draw:frame draw:style-name="gr3" draw:text-style-name="P5" draw:layer="layout" svg:width="2.047cm" svg:height="0.569cm" svg:x="5.5cm" svg:y="9.092cm">
          <draw:text-box>
            <text:p><text:span text:style-name="T5">Interrupt Pin</text:span></text:p>
          </draw:text-box>
        </draw:frame>
      </draw:page>
      <draw:page draw:name="page3" draw:style-name="dp1" draw:master-page-name="Default">
        <draw:frame draw:style-name="standard" draw:layer="layout" svg:width="15.198cm" svg:height="9.923cm" svg:x="3.09cm" svg:y="13.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Test</text:p>
              </table:table-cell>
              <table:table-cell>
                <text:p text:style-name="P1">Entry Latency</text:p>
                <text:p text:style-name="P1"><text:span text:style-name="T8">(nano seconds)</text:span></text:p>
              </table:table-cell>
              <table:table-cell>
                <text:p text:style-name="P1">Exit Latency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3">Clock Test #1</text:span></text:p>
                <text:p text:style-name="P7"><text:span text:style-name="T3">+standard library</text:span></text:p>
                <text:p text:style-name="P7"><text:span text:style-name="T3">+no FASTRUN</text:span></text:p>
              </table:table-cell>
              <table:table-cell>
                <text:p text:style-name="P3">667</text:p>
              </table:table-cell>
              <table:table-cell>
                <text:p text:style-name="P3">N/A</text:p>
              </table:table-cell>
            </table:table-row>
            <table:table-row table:style-name="ro1" table:default-cell-style-name="ce4">
              <table:table-cell table:style-name="ce3">
                <text:p><text:span text:style-name="T3">Clock Test #2</text:span></text:p>
                <text:p><text:span text:style-name="T3">+standard library</text:span></text:p>
                <text:p><text:span text:style-name="T3">+with FASTRUN</text:span></text:p>
              </table:table-cell>
              <table:table-cell>
                <text:p text:style-name="P3">583</text:p>
              </table:table-cell>
              <table:table-cell>
                <text:p text:style-name="P1">N/A</text:p>
              </table:table-cell>
            </table:table-row>
            <table:table-row table:style-name="ro1" table:default-cell-style-name="ce4">
              <table:table-cell table:style-name="ce3">
                <text:p><text:span text:style-name="T3">Clock Test #3</text:span></text:p>
                <text:p><text:span text:style-name="T3">+hacked library</text:span></text:p>
                <text:p><text:span text:style-name="T3">+no FASTRUN</text:span></text:p>
              </table:table-cell>
              <table:table-cell>
                <text:p text:style-name="P3">458</text:p>
              </table:table-cell>
              <table:table-cell>
                <text:p text:style-name="P1">N/A</text:p>
              </table:table-cell>
            </table:table-row>
            <table:table-row table:style-name="ro1" table:default-cell-style-name="ce4">
              <table:table-cell table:style-name="ce3">
                <text:p><text:span text:style-name="T3">Clock Test #4</text:span></text:p>
                <text:p><text:span text:style-name="T3">+hacked library</text:span></text:p>
                <text:p><text:span text:style-name="T3">+with FASTRUN</text:span></text:p>
              </table:table-cell>
              <table:table-cell>
                <text:p text:style-name="P3">375</text:p>
              </table:table-cell>
              <table:table-cell>
                <text:p text:style-name="P1">N/A</text:p>
              </table:table-cell>
            </table:table-row>
            <table:table-row table:style-name="ro2" table:default-cell-style-name="ce4">
              <table:table-cell table:style-name="ce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4" draw:text-style-name="P1" draw:layer="layout" svg:x1="3cm" svg:y1="4.001cm" svg:x2="6cm" svg:y2="4.001cm">
          <text:p/>
        </draw:line>
        <draw:line draw:style-name="gr4" draw:text-style-name="P1" draw:layer="layout" svg:x1="6cm" svg:y1="6.001cm" svg:x2="11cm" svg:y2="6.001cm">
          <text:p/>
        </draw:line>
        <draw:line draw:style-name="gr4" draw:text-style-name="P1" draw:layer="layout" svg:x1="5.999cm" svg:y1="6cm" svg:x2="5.999cm" svg:y2="4cm">
          <text:p/>
        </draw:line>
        <draw:line draw:style-name="gr4" draw:text-style-name="P1" draw:layer="layout" svg:x1="10.95cm" svg:y1="6.001cm" svg:x2="10.95cm" svg:y2="4.001cm">
          <text:p/>
        </draw:line>
        <draw:line draw:style-name="gr4" draw:text-style-name="P1" draw:layer="layout" svg:x1="10.999cm" svg:y1="4cm" svg:x2="15.999cm" svg:y2="4cm">
          <text:p/>
        </draw:line>
        <draw:line draw:style-name="gr4" draw:text-style-name="P1" draw:layer="layout" svg:x1="16cm" svg:y1="6cm" svg:x2="16cm" svg:y2="4cm">
          <text:p/>
        </draw:line>
        <draw:line draw:style-name="gr4" draw:text-style-name="P1" draw:layer="layout" svg:x1="16cm" svg:y1="6cm" svg:x2="19cm" svg:y2="6cm">
          <text:p/>
        </draw:line>
        <draw:line draw:style-name="gr4" draw:text-style-name="P1" draw:layer="layout" svg:x1="10.499cm" svg:y1="9cm" svg:x2="10.499cm" svg:y2="7cm">
          <text:p/>
        </draw:line>
        <draw:line draw:style-name="gr4" draw:text-style-name="P1" draw:layer="layout" svg:x1="12.448cm" svg:y1="8.999cm" svg:x2="12.448cm" svg:y2="6.999cm">
          <text:p/>
        </draw:line>
        <draw:line draw:style-name="gr4" draw:text-style-name="P1" draw:layer="layout" svg:x1="3cm" svg:y1="9cm" svg:x2="10.499cm" svg:y2="9cm">
          <text:p/>
        </draw:line>
        <draw:line draw:style-name="gr4" draw:text-style-name="P1" draw:layer="layout" svg:x1="10.5cm" svg:y1="7cm" svg:x2="12.448cm" svg:y2="6.999cm">
          <text:p/>
        </draw:line>
        <draw:line draw:style-name="gr4" draw:text-style-name="P1" draw:layer="layout" svg:x1="12.428cm" svg:y1="8.979cm" svg:x2="18.678cm" svg:y2="8.979cm">
          <text:p/>
        </draw:line>
        <draw:frame draw:style-name="gr3" draw:text-style-name="P7" draw:layer="layout" svg:width="1.747cm" svg:height="0.806cm" svg:x="1.915cm" svg:y="4.5cm">
          <draw:text-box>
            <text:p text:style-name="P7">Clock</text:p>
          </draw:text-box>
        </draw:frame>
        <draw:frame draw:style-name="gr3" draw:text-style-name="P7" draw:layer="layout" svg:width="2.962cm" svg:height="0.806cm" svg:x="1.75cm" svg:y="7.75cm">
          <draw:text-box>
            <text:p text:style-name="P7">ISR Output</text:p>
          </draw:text-box>
        </draw:frame>
        <draw:line draw:style-name="gr10" draw:text-style-name="P1" draw:layer="layout" svg:x1="6cm" svg:y1="2.25cm" svg:x2="6cm" svg:y2="10.3cm">
          <text:p/>
        </draw:line>
        <draw:line draw:style-name="gr10" draw:text-style-name="P1" draw:layer="layout" svg:x1="10.499cm" svg:y1="6.999cm" svg:x2="10.499cm" svg:y2="10.499cm">
          <text:p/>
        </draw:line>
        <draw:line draw:style-name="gr11" draw:text-style-name="P1" draw:layer="layout" svg:x1="6cm" svg:y1="4.3cm" svg:x2="6cm" svg:y2="5.3cm">
          <text:p/>
        </draw:line>
        <draw:frame draw:style-name="gr3" draw:text-style-name="P6" draw:layer="layout" svg:width="2.725cm" svg:height="0.645cm" svg:x="7.025cm" svg:y="9.105cm">
          <draw:text-box>
            <text:p text:style-name="P6">ISR entry time</text:p>
          </draw:text-box>
        </draw:frame>
        <draw:line draw:style-name="gr12" draw:text-style-name="P1" draw:layer="layout" svg:x1="6cm" svg:y1="2.75cm" svg:x2="15.75cm" svg:y2="2.75cm">
          <text:p/>
        </draw:line>
        <draw:line draw:style-name="gr10" draw:text-style-name="P1" draw:layer="layout" svg:x1="15.998cm" svg:y1="2.398cm" svg:x2="15.998cm" svg:y2="5.898cm">
          <text:p/>
        </draw:line>
        <draw:line draw:style-name="gr13" draw:text-style-name="P1" draw:layer="layout" svg:x1="5.922cm" svg:y1="9.6cm" svg:x2="10.5cm" svg:y2="9.6cm">
          <text:p/>
        </draw:line>
        <draw:frame draw:style-name="gr3" draw:text-style-name="P6" draw:layer="layout" svg:width="5.887cm" svg:height="0.645cm" svg:x="8.613cm" svg:y="2.25cm">
          <draw:text-box>
            <text:p text:style-name="P6">6502 CPU Clock (1<text:span text:style-name="T9">µ</text:span><text:span text:style-name="T10">sec per cycle)</text:span></text:p>
          </draw:text-box>
        </draw:frame>
        <draw:line draw:style-name="gr12" draw:text-style-name="P1" draw:layer="layout" svg:x1="10.5cm" svg:y1="8.25cm" svg:x2="12.5cm" svg:y2="8.25cm">
          <text:p/>
        </draw:line>
        <draw:frame draw:style-name="gr3" draw:text-style-name="P8" draw:layer="layout" svg:width="2.005cm" svg:height="1.039cm" svg:x="10.495cm" svg:y="7cm">
          <draw:text-box>
            <text:p text:style-name="P8">ISR</text:p>
            <text:p text:style-name="P8">exec time</text:p>
          </draw:text-box>
        </draw:frame>
      </draw:page>
      <draw:page draw:name="page4" draw:style-name="dp1" draw:master-page-name="Default">
        <draw:frame draw:style-name="standard" draw:layer="layout" svg:width="15.198cm" svg:height="10.006cm" svg:x="2.879cm" svg:y="11.8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6">
              <table:table-cell table:style-name="ce5">
                <text:p>Test</text:p>
              </table:table-cell>
              <table:table-cell>
                <text:p text:style-name="P1">Entry Latency</text:p>
                <text:p text:style-name="P1"><text:span text:style-name="T6">(nano Seconds)</text:span></text:p>
              </table:table-cell>
              <table:table-cell>
                <text:p text:style-name="P1">Exit Latency</text:p>
                <text:p text:style-name="P1"><text:span text:style-name="T6">(nano Seconds)</text:span></text:p>
              </table:table-cell>
            </table:table-row>
            <table:table-row table:style-name="ro1" table:default-cell-style-name="ce4">
              <table:table-cell table:style-name="ce3">
                <text:p text:style-name="P7">Loop Back</text:p>
                <text:p text:style-name="P7">+standard Library</text:p>
                <text:p text:style-name="P7">+no FASTRUN</text:p>
              </table:table-cell>
              <table:table-cell>
                <text:p text:style-name="P3">792</text:p>
              </table:table-cell>
              <table:table-cell>
                <text:p text:style-name="P3">833</text:p>
              </table:table-cell>
            </table:table-row>
            <table:table-row table:style-name="ro1" table:default-cell-style-name="ce4">
              <table:table-cell table:style-name="ce3">
                <text:p text:style-name="P7">Loop Back</text:p>
                <text:p text:style-name="P7">+standard Library</text:p>
                <text:p text:style-name="P7">+with FASTRUN</text:p>
              </table:table-cell>
              <table:table-cell>
                <text:p text:style-name="P3">583</text:p>
              </table:table-cell>
              <table:table-cell>
                <text:p text:style-name="P3">500</text:p>
              </table:table-cell>
            </table:table-row>
            <table:table-row table:style-name="ro1" table:default-cell-style-name="ce4">
              <table:table-cell table:style-name="ce3">
                <text:p text:style-name="P7">Loop Back</text:p>
                <text:p text:style-name="P7">+hacked Library</text:p>
                <text:p text:style-name="P7">+no FASTRUN</text:p>
              </table:table-cell>
              <table:table-cell>
                <text:p text:style-name="P3">375</text:p>
              </table:table-cell>
              <table:table-cell>
                <text:p text:style-name="P3">125</text:p>
              </table:table-cell>
            </table:table-row>
            <table:table-row table:style-name="ro1" table:default-cell-style-name="ce4">
              <table:table-cell table:style-name="ce3">
                <text:p text:style-name="P7">Loop Back</text:p>
                <text:p text:style-name="P7">+hacked Library</text:p>
                <text:p text:style-name="P7">+with FASTRUN</text:p>
              </table:table-cell>
              <table:table-cell>
                <text:p text:style-name="P3">333</text:p>
              </table:table-cell>
              <table:table-cell>
                <text:p text:style-name="P3">125</text:p>
              </table:table-cell>
            </table:table-row>
            <table:table-row table:style-name="ro1" table:default-cell-style-name="ce4">
              <table:table-cell table:style-name="ce3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4" draw:text-style-name="P1" draw:layer="layout" svg:x1="3cm" svg:y1="5.973cm" svg:x2="6cm" svg:y2="5.973cm">
          <text:p/>
        </draw:line>
        <draw:line draw:style-name="gr4" draw:text-style-name="P1" draw:layer="layout" svg:x1="6cm" svg:y1="4cm" svg:x2="11cm" svg:y2="4cm">
          <text:p/>
        </draw:line>
        <draw:line draw:style-name="gr4" draw:text-style-name="P1" draw:layer="layout" svg:x1="5.999cm" svg:y1="6cm" svg:x2="5.999cm" svg:y2="4cm">
          <text:p/>
        </draw:line>
        <draw:line draw:style-name="gr4" draw:text-style-name="P1" draw:layer="layout" svg:x1="11cm" svg:y1="6cm" svg:x2="11cm" svg:y2="4cm">
          <text:p/>
        </draw:line>
        <draw:line draw:style-name="gr4" draw:text-style-name="P1" draw:layer="layout" svg:x1="11cm" svg:y1="6cm" svg:x2="16cm" svg:y2="6cm">
          <text:p/>
        </draw:line>
        <draw:line draw:style-name="gr4" draw:text-style-name="P1" draw:layer="layout" svg:x1="16cm" svg:y1="6cm" svg:x2="16cm" svg:y2="4cm">
          <text:p/>
        </draw:line>
        <draw:line draw:style-name="gr4" draw:text-style-name="P1" draw:layer="layout" svg:x1="16cm" svg:y1="4cm" svg:x2="19cm" svg:y2="4cm">
          <text:p/>
        </draw:line>
        <draw:line draw:style-name="gr4" draw:text-style-name="P1" draw:layer="layout" svg:x1="10.499cm" svg:y1="9cm" svg:x2="10.499cm" svg:y2="7cm">
          <text:p/>
        </draw:line>
        <draw:line draw:style-name="gr4" draw:text-style-name="P1" draw:layer="layout" svg:x1="12.448cm" svg:y1="8.999cm" svg:x2="12.448cm" svg:y2="6.999cm">
          <text:p/>
        </draw:line>
        <draw:line draw:style-name="gr4" draw:text-style-name="P1" draw:layer="layout" svg:x1="3cm" svg:y1="9cm" svg:x2="10.499cm" svg:y2="9cm">
          <text:p/>
        </draw:line>
        <draw:line draw:style-name="gr4" draw:text-style-name="P1" draw:layer="layout" svg:x1="10.5cm" svg:y1="7cm" svg:x2="12.448cm" svg:y2="6.999cm">
          <text:p/>
        </draw:line>
        <draw:line draw:style-name="gr4" draw:text-style-name="P1" draw:layer="layout" svg:x1="12.428cm" svg:y1="8.979cm" svg:x2="18.678cm" svg:y2="8.979cm">
          <text:p/>
        </draw:line>
        <draw:frame draw:style-name="gr3" draw:text-style-name="P7" draw:layer="layout" svg:width="2.051cm" svg:height="0.806cm" svg:x="1.915cm" svg:y="4.5cm">
          <draw:text-box>
            <text:p text:style-name="P7">Trigger</text:p>
          </draw:text-box>
        </draw:frame>
        <draw:frame draw:style-name="gr3" draw:text-style-name="P7" draw:layer="layout" svg:width="2.962cm" svg:height="0.806cm" svg:x="1.75cm" svg:y="7.75cm">
          <draw:text-box>
            <text:p text:style-name="P7">ISR Output</text:p>
          </draw:text-box>
        </draw:frame>
        <draw:line draw:style-name="gr10" draw:text-style-name="P1" draw:layer="layout" svg:x1="6cm" svg:y1="6.25cm" svg:x2="6cm" svg:y2="10.3cm">
          <text:p/>
        </draw:line>
        <draw:line draw:style-name="gr10" draw:text-style-name="P1" draw:layer="layout" svg:x1="10.5cm" svg:y1="9cm" svg:x2="10.499cm" svg:y2="10.499cm">
          <text:p/>
        </draw:line>
        <draw:line draw:style-name="gr11" draw:text-style-name="P1" draw:layer="layout" svg:x1="6cm" svg:y1="5.5cm" svg:x2="6cm" svg:y2="4.5cm">
          <text:p/>
        </draw:line>
        <draw:frame draw:style-name="gr3" draw:text-style-name="P6" draw:layer="layout" svg:width="2.725cm" svg:height="0.645cm" svg:x="7.025cm" svg:y="9.105cm">
          <draw:text-box>
            <text:p text:style-name="P6">ISR entry time</text:p>
          </draw:text-box>
        </draw:frame>
        <draw:line draw:style-name="gr13" draw:text-style-name="P1" draw:layer="layout" svg:x1="5.922cm" svg:y1="9.6cm" svg:x2="10.5cm" svg:y2="9.6cm">
          <text:p/>
        </draw:line>
        <draw:line draw:style-name="gr12" draw:text-style-name="P1" draw:layer="layout" svg:x1="10.5cm" svg:y1="8.25cm" svg:x2="12.5cm" svg:y2="8.25cm">
          <text:p/>
        </draw:line>
        <draw:frame draw:style-name="gr3" draw:text-style-name="P8" draw:layer="layout" svg:width="2.005cm" svg:height="1.827cm" svg:x="10.495cm" svg:y="7.1cm">
          <draw:text-box>
            <text:p text:style-name="P8">ISR</text:p>
            <text:p text:style-name="P8">exec time</text:p>
            <text:p text:style-name="P8"/>
            <text:p text:style-name="P8">(83nsec)</text:p>
          </draw:text-box>
        </draw:frame>
        <draw:line draw:style-name="gr10" draw:text-style-name="P1" draw:layer="layout" svg:x1="12.5cm" svg:y1="9cm" svg:x2="12.499cm" svg:y2="10.499cm">
          <text:p/>
        </draw:line>
        <draw:line draw:style-name="gr10" draw:text-style-name="P1" draw:layer="layout" svg:x1="15.999cm" svg:y1="6.249cm" svg:x2="15.999cm" svg:y2="10.299cm">
          <text:p/>
        </draw:line>
        <draw:line draw:style-name="gr13" draw:text-style-name="P1" draw:layer="layout" svg:x1="12.422cm" svg:y1="9.55cm" svg:x2="16cm" svg:y2="9.5cm">
          <text:p/>
        </draw:line>
        <draw:frame draw:style-name="gr3" draw:text-style-name="P6" draw:layer="layout" svg:width="2.487cm" svg:height="0.645cm" svg:x="12.775cm" svg:y="9cm">
          <draw:text-box>
            <text:p text:style-name="P6">ISR exit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 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17T09:04:42</meta:creation-date>
    <dc:date>2015-06-17T13:06:19</dc:date>
    <meta:editing-duration>PT44M30S</meta:editing-duration>
    <meta:editing-cycles>8</meta:editing-cycles>
    <meta:generator>LibreOffice/3.5$Linux_x86 LibreOffice_project/350m1$Build-2</meta:generator>
    <meta:document-statistic meta:object-count="108"/>
  </office:meta>
</office:document-meta>
</file>